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Times" svg:font-family="TTimes"/>
    <style:font-face style:name="Times" svg:font-family="Times" style:font-family-generic="roman"/>
    <style:font-face style:name="FreeSans1" svg:font-family="FreeSans" style:font-family-generic="swiss"/>
    <style:font-face style:name="Courier" svg:font-family="Courier" style:font-family-generic="modern" style:font-pitch="fixed"/>
    <style:font-face style:name="Cantarell" svg:font-family="Cantarel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1" svg:font-family="TimesNew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text-properties officeooo:paragraph-rsid="0016c9a9"/>
    </style:style>
    <style:style style:name="P2" style:family="paragraph" style:parent-style-name="Standard">
      <style:paragraph-properties fo:margin-top="0cm" fo:margin-bottom="0cm" loext:contextual-spacing="false" fo:text-align="justify" style:justify-single-word="false"/>
      <style:text-properties officeooo:paragraph-rsid="001871f3"/>
    </style:style>
    <style:style style:name="P3" style:family="paragraph" style:parent-style-name="Standard">
      <style:paragraph-properties fo:margin-top="0cm" fo:margin-bottom="0cm" loext:contextual-spacing="false" fo:line-height="100%" fo:text-align="justify" style:justify-single-word="false"/>
      <style:text-properties style:font-name="Times" fo:language="en" fo:country="US"/>
    </style:style>
    <style:style style:name="P4" style:family="paragraph" style:parent-style-name="Standard">
      <style:paragraph-properties fo:margin-top="0cm" fo:margin-bottom="0cm" loext:contextual-spacing="false" fo:text-align="justify" style:justify-single-word="false"/>
      <style:text-properties style:font-name="Times" fo:language="en" fo:country="US"/>
    </style:style>
    <style:style style:name="P5" style:family="paragraph" style:parent-style-name="Standard">
      <style:paragraph-properties fo:margin-top="0cm" fo:margin-bottom="0cm" loext:contextual-spacing="false" fo:text-align="justify" style:justify-single-word="false"/>
      <style:text-properties style:font-name="Times" fo:language="en" fo:country="US" officeooo:paragraph-rsid="0014749c"/>
    </style:style>
    <style:style style:name="P6" style:family="paragraph" style:parent-style-name="Standard">
      <style:paragraph-properties fo:margin-top="0cm" fo:margin-bottom="0cm" loext:contextual-spacing="false" fo:text-align="justify" style:justify-single-word="false"/>
      <style:text-properties style:font-name="Times" fo:language="en" fo:country="US" officeooo:paragraph-rsid="0015c92d"/>
    </style:style>
    <style:style style:name="P7" style:family="paragraph" style:parent-style-name="Standard">
      <style:paragraph-properties fo:margin-top="0cm" fo:margin-bottom="0cm" loext:contextual-spacing="false" fo:text-align="justify" style:justify-single-word="false"/>
      <style:text-properties style:font-name="Times" fo:language="en" fo:country="US" officeooo:paragraph-rsid="0018e57f"/>
    </style:style>
    <style:style style:name="P8" style:family="paragraph" style:parent-style-name="Standard">
      <style:paragraph-properties fo:margin-top="0cm" fo:margin-bottom="0cm" loext:contextual-spacing="false" fo:text-align="justify" style:justify-single-word="false"/>
      <style:text-properties style:font-name="Times" fo:language="en" fo:country="US" officeooo:paragraph-rsid="001abfac"/>
    </style:style>
    <style:style style:name="P9" style:family="paragraph" style:parent-style-name="Standard">
      <style:paragraph-properties fo:margin-top="0cm" fo:margin-bottom="0cm" loext:contextual-spacing="false" fo:text-align="justify" style:justify-single-word="false"/>
      <style:text-properties style:font-name="Times" fo:language="en" fo:country="US" officeooo:paragraph-rsid="001cb63d"/>
    </style:style>
    <style:style style:name="P10" style:family="paragraph" style:parent-style-name="Standard">
      <style:paragraph-properties fo:margin-top="0cm" fo:margin-bottom="0cm" loext:contextual-spacing="false" fo:line-height="100%" fo:text-align="center" style:justify-single-word="false"/>
      <style:text-properties style:font-name="Times" fo:language="en" fo:country="US" fo:font-style="italic" officeooo:rsid="0014749c" officeooo:paragraph-rsid="0014749c" style:font-style-asian="italic" style:font-style-complex="italic"/>
    </style:style>
    <style:style style:name="P11" style:family="paragraph" style:parent-style-name="Standard">
      <style:paragraph-properties fo:margin-top="0cm" fo:margin-bottom="0cm" loext:contextual-spacing="false" fo:text-align="justify" style:justify-single-word="false"/>
      <style:text-properties style:font-name="Times" fo:language="en" fo:country="US" officeooo:rsid="0014749c" officeooo:paragraph-rsid="0014749c"/>
    </style:style>
    <style:style style:name="P12" style:family="paragraph" style:parent-style-name="Standard">
      <style:paragraph-properties fo:margin-top="0cm" fo:margin-bottom="0cm" loext:contextual-spacing="false" fo:text-align="justify" style:justify-single-word="false"/>
      <style:text-properties style:font-name="Times" fo:language="en" fo:country="US" officeooo:rsid="0016c9a9" officeooo:paragraph-rsid="0016c9a9"/>
    </style:style>
    <style:style style:name="P13" style:family="paragraph" style:parent-style-name="Standard">
      <style:paragraph-properties fo:margin-top="0cm" fo:margin-bottom="0cm" loext:contextual-spacing="false" fo:text-align="justify" style:justify-single-word="false"/>
      <style:text-properties style:font-name="Times" officeooo:rsid="001cb63d" officeooo:paragraph-rsid="001cb63d"/>
    </style:style>
    <style:style style:name="P14" style:family="paragraph" style:parent-style-name="Standard">
      <style:paragraph-properties fo:margin-top="0cm" fo:margin-bottom="0cm" loext:contextual-spacing="false" fo:text-align="justify" style:justify-single-word="false"/>
      <style:text-properties style:font-name="Cantarell" fo:language="en" fo:country="US" officeooo:rsid="0016c9a9" officeooo:paragraph-rsid="0016c9a9"/>
    </style:style>
    <style:style style:name="P15" style:family="paragraph" style:parent-style-name="Standard">
      <style:paragraph-properties fo:margin-left="1.249cm" fo:margin-right="0cm" fo:margin-top="0cm" fo:margin-bottom="0cm" loext:contextual-spacing="false" fo:text-align="justify" style:justify-single-word="false" fo:text-indent="0cm" style:auto-text-indent="false"/>
      <style:text-properties style:font-name="Times" fo:language="en" fo:country="US" officeooo:paragraph-rsid="0015c92d"/>
    </style:style>
    <style:style style:name="P16" style:family="paragraph" style:parent-style-name="Standard" style:list-style-name="WWNum1">
      <loext:graphic-properties draw:fill="none"/>
      <style:paragraph-properties fo:margin-left="0cm" fo:margin-right="0cm" fo:margin-top="0cm" fo:margin-bottom="0cm" loext:contextual-spacing="false" fo:line-height="120%" fo:text-align="justify" style:justify-single-word="false" fo:orphans="2" fo:widows="2" fo:text-indent="0cm" style:auto-text-indent="false" fo:background-color="transparent" style:writing-mode="lr-tb">
        <style:tab-stops>
          <style:tab-stop style:position="0.699cm"/>
        </style:tab-stops>
      </style:paragraph-properties>
      <style:text-properties style:font-name="Times" fo:language="en" fo:country="US" fo:font-style="normal" officeooo:rsid="0018e57f" officeooo:paragraph-rsid="001abfac" style:font-style-asian="normal" style:font-style-complex="normal"/>
    </style:style>
    <style:style style:name="P17" style:family="paragraph" style:parent-style-name="Standard" style:list-style-name="WWNum1">
      <loext:graphic-properties draw:fill="none"/>
      <style:paragraph-properties fo:margin-left="0cm" fo:margin-right="0cm" fo:margin-top="0cm" fo:margin-bottom="0cm" loext:contextual-spacing="false" fo:line-height="120%" fo:text-align="justify" style:justify-single-word="false" fo:orphans="2" fo:widows="2" fo:text-indent="0cm" style:auto-text-indent="false" fo:background-color="transparent" style:writing-mode="lr-tb">
        <style:tab-stops>
          <style:tab-stop style:position="0.699cm"/>
        </style:tab-stops>
      </style:paragraph-properties>
      <style:text-properties style:font-name="Times" fo:language="en" fo:country="US" officeooo:paragraph-rsid="001abfac"/>
    </style:style>
    <style:style style:name="P18" style:family="paragraph" style:parent-style-name="Standard" style:list-style-name="WWNum1" style:master-page-name="">
      <loext:graphic-properties draw:fill="none"/>
      <style:paragraph-properties fo:margin-left="0.101cm" fo:margin-right="0cm" fo:margin-top="0cm" fo:margin-bottom="0cm" loext:contextual-spacing="false" fo:line-height="120%" fo:text-align="justify" style:justify-single-word="false" fo:orphans="2" fo:widows="2" fo:text-indent="0cm" style:auto-text-indent="false" style:page-number="auto" fo:background-color="transparent" style:writing-mode="lr-tb">
        <style:tab-stops>
          <style:tab-stop style:position="0.699cm"/>
        </style:tab-stops>
      </style:paragraph-properties>
      <style:text-properties style:font-name="Times" fo:language="en" fo:country="US" fo:font-style="normal" officeooo:rsid="0018e57f" officeooo:paragraph-rsid="001abfac" style:font-style-asian="normal" style:font-style-complex="normal"/>
    </style:style>
    <style:style style:name="P19" style:family="paragraph" style:parent-style-name="Standard">
      <loext:graphic-properties draw:fill="none"/>
      <style:paragraph-properties fo:margin-left="0.101cm" fo:margin-right="0cm" fo:margin-top="0cm" fo:margin-bottom="0cm" loext:contextual-spacing="false" fo:line-height="120%" fo:text-align="justify" style:justify-single-word="false" fo:orphans="2" fo:widows="2" fo:text-indent="0cm" style:auto-text-indent="false" fo:background-color="transparent" style:writing-mode="lr-tb">
        <style:tab-stops>
          <style:tab-stop style:position="0.699cm"/>
        </style:tab-stops>
      </style:paragraph-properties>
      <style:text-properties style:font-name="Times" fo:language="en" fo:country="US" fo:font-style="normal" officeooo:rsid="001abfac" officeooo:paragraph-rsid="001c35fb" style:font-style-asian="normal" style:font-style-complex="normal"/>
    </style:style>
    <style:style style:name="P20" style:family="paragraph" style:parent-style-name="Standard">
      <loext:graphic-properties draw:fill="none"/>
      <style:paragraph-properties fo:margin-left="0.101cm" fo:margin-right="0cm" fo:margin-top="0cm" fo:margin-bottom="0cm" loext:contextual-spacing="false" fo:line-height="120%" fo:text-align="justify" style:justify-single-word="false" fo:orphans="2" fo:widows="2" fo:text-indent="0cm" style:auto-text-indent="false" fo:background-color="transparent" style:writing-mode="lr-tb">
        <style:tab-stops>
          <style:tab-stop style:position="0.699cm"/>
        </style:tab-stops>
      </style:paragraph-properties>
      <style:text-properties style:font-name="Times" fo:font-size="11pt" fo:language="en" fo:country="US" fo:font-style="normal" fo:font-weight="bold" officeooo:rsid="0018e57f" officeooo:paragraph-rsid="001abfac" style:font-size-asian="11pt" style:font-style-asian="normal" style:font-weight-asian="bold" style:font-size-complex="11pt" style:font-style-complex="normal" style:font-weight-complex="bold"/>
    </style:style>
    <style:style style:name="P21" style:family="paragraph" style:parent-style-name="Standard">
      <loext:graphic-properties draw:fill="none"/>
      <style:paragraph-properties fo:margin-left="0.101cm" fo:margin-right="0cm" fo:margin-top="0cm" fo:margin-bottom="0cm" loext:contextual-spacing="false" fo:line-height="120%" fo:text-align="justify" style:justify-single-word="false" fo:orphans="2" fo:widows="2" fo:text-indent="0cm" style:auto-text-indent="false" fo:background-color="transparent" style:writing-mode="lr-tb">
        <style:tab-stops>
          <style:tab-stop style:position="0.699cm"/>
        </style:tab-stops>
      </style:paragraph-properties>
      <style:text-properties style:font-name="Times" fo:font-size="11pt" fo:language="en" fo:country="US" fo:font-style="normal" fo:font-weight="bold" officeooo:rsid="001abfac" officeooo:paragraph-rsid="001abfac" style:font-size-asian="11pt" style:font-style-asian="normal" style:font-weight-asian="bold" style:font-size-complex="11pt" style:font-style-complex="normal" style:font-weight-complex="bold"/>
    </style:style>
    <style:style style:name="P22" style:family="paragraph" style:parent-style-name="Text_20_body" style:list-style-name="WWNum1"/>
    <style:style style:name="P23" style:family="paragraph" style:parent-style-name="Text_20_body" style:list-style-name="WWNum1" style:master-page-name="">
      <style:paragraph-properties style:page-number="auto"/>
      <style:text-properties officeooo:paragraph-rsid="0016c9a9"/>
    </style:style>
    <style:style style:name="P24" style:family="paragraph" style:parent-style-name="Text_20_body" style:list-style-name="WWNum1"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style:writing-mode="lr-tb">
        <style:tab-stops>
          <style:tab-stop style:position="0.699cm"/>
        </style:tab-stops>
      </style:paragraph-properties>
      <style:text-properties style:font-name="Times" fo:language="en" fo:country="US" officeooo:paragraph-rsid="0018e57f"/>
    </style:style>
    <style:style style:name="P25" style:family="paragraph" style:parent-style-name="Text_20_body" style:list-style-name="WWNum1"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style:writing-mode="lr-tb"/>
      <style:text-properties style:font-name="Times" fo:font-style="italic" style:font-style-asian="italic" style:font-style-complex="italic"/>
    </style:style>
    <style:style style:name="P26"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writing-mode="lr-tb">
        <style:tab-stops/>
      </style:paragraph-properties>
      <style:text-properties officeooo:paragraph-rsid="0016c9a9"/>
    </style:style>
    <style:style style:name="P27"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writing-mode="lr-tb">
        <style:tab-stops>
          <style:tab-stop style:position="0.699cm"/>
        </style:tab-stops>
      </style:paragraph-properties>
      <style:text-properties style:font-name="Times" fo:language="en" fo:country="US" officeooo:paragraph-rsid="0018e57f"/>
    </style:style>
    <style:style style:name="P28"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writing-mode="lr-tb">
        <style:tab-stops>
          <style:tab-stop style:position="0.699cm"/>
        </style:tab-stops>
      </style:paragraph-properties>
      <style:text-properties style:font-name="Times" fo:language="en" fo:country="US" officeooo:paragraph-rsid="001abfac"/>
    </style:style>
    <style:style style:name="P29" style:family="paragraph" style:parent-style-name="Text_20_body" style:master-page-name="">
      <loext:graphic-properties draw:fill="none"/>
      <style:paragraph-properties fo:margin-top="0cm" fo:margin-bottom="0.247cm" loext:contextual-spacing="false" fo:line-height="120%" fo:text-align="start" style:justify-single-word="false" fo:orphans="2" fo:widows="2" style:page-number="auto" fo:background-color="transparent" style:writing-mode="lr-tb">
        <style:tab-stops>
          <style:tab-stop style:position="0.699cm"/>
        </style:tab-stops>
      </style:paragraph-properties>
      <style:text-properties style:font-name="Times" fo:language="en" fo:country="US" officeooo:paragraph-rsid="001abfac"/>
    </style:style>
    <style:style style:name="P30" style:family="paragraph" style:parent-style-name="Text_20_body" style:list-style-name="WWNum1" style:master-page-name="">
      <loext:graphic-properties draw:fill="none"/>
      <style:paragraph-properties fo:margin-left="0cm" fo:margin-right="0cm" fo:margin-top="0cm" fo:margin-bottom="0.247cm" loext:contextual-spacing="false" fo:line-height="120%" fo:text-align="start" style:justify-single-word="false" fo:orphans="2" fo:widows="2" fo:text-indent="-0.6cm" style:auto-text-indent="false" style:page-number="auto" fo:background-color="transparent" style:writing-mode="lr-tb"/>
      <style:text-properties style:font-name="Times"/>
    </style:style>
    <style:style style:name="P31" style:family="paragraph" style:parent-style-name="Text_20_body" style:list-style-name="WWNum1" style:master-page-name="">
      <loext:graphic-properties draw:fill="none"/>
      <style:paragraph-properties fo:margin-left="0cm" fo:margin-right="0cm" fo:margin-top="0cm" fo:margin-bottom="0.247cm" loext:contextual-spacing="false" fo:line-height="120%" fo:text-align="start" style:justify-single-word="false" fo:orphans="2" fo:widows="2" fo:text-indent="-0.6cm" style:auto-text-indent="false" style:page-number="auto" fo:background-color="transparent" style:writing-mode="lr-tb"/>
      <style:text-properties style:font-name="Times" fo:language="en" fo:country="US" fo:font-style="italic" fo:font-weight="normal" officeooo:paragraph-rsid="0015c92d" style:font-style-asian="italic" style:font-weight-asian="normal" style:font-style-complex="italic" style:font-weight-complex="normal"/>
    </style:style>
    <style:style style:name="P32" style:family="paragraph" style:parent-style-name="Text_20_body" style:list-style-name="WWNum1" style:master-page-name="">
      <loext:graphic-properties draw:fill="none"/>
      <style:paragraph-properties fo:margin-left="0cm" fo:margin-right="0cm" fo:margin-top="0cm" fo:margin-bottom="0.247cm" loext:contextual-spacing="false" fo:line-height="120%" fo:text-align="start" style:justify-single-word="false" fo:orphans="2" fo:widows="2" fo:text-indent="-0.6cm" style:auto-text-indent="false" style:page-number="auto" fo:background-color="transparent" style:writing-mode="lr-tb"/>
      <style:text-properties style:font-name="Times" fo:font-style="italic" style:font-style-asian="italic" style:font-style-complex="italic"/>
    </style:style>
    <style:style style:name="P33" style:family="paragraph" style:parent-style-name="Text_20_body" style:list-style-name="WWNum1">
      <loext:graphic-properties draw:fill="none"/>
      <style:paragraph-properties fo:margin-left="0cm" fo:margin-right="0cm" fo:margin-top="0cm" fo:margin-bottom="0.247cm" loext:contextual-spacing="false" fo:line-height="120%" fo:text-align="start" style:justify-single-word="false" fo:orphans="2" fo:widows="2" fo:text-indent="-0.6cm" style:auto-text-indent="false" fo:background-color="transparent" style:writing-mode="lr-tb"/>
      <style:text-properties style:font-name="Times" fo:language="en" fo:country="US" officeooo:paragraph-rsid="0016c9a9"/>
    </style:style>
    <style:style style:name="P34" style:family="paragraph" style:parent-style-name="Text_20_body" style:list-style-name="WWNum1">
      <loext:graphic-properties draw:fill="none"/>
      <style:paragraph-properties fo:margin-left="0cm" fo:margin-right="0cm" fo:margin-top="0cm" fo:margin-bottom="0.247cm" loext:contextual-spacing="false" fo:line-height="120%" fo:text-align="start" style:justify-single-word="false" fo:orphans="2" fo:widows="2" fo:text-indent="-0.6cm" style:auto-text-indent="false" fo:background-color="transparent" style:writing-mode="lr-tb">
        <style:tab-stops/>
      </style:paragraph-properties>
      <style:text-properties style:font-name="Times" fo:language="en" fo:country="US" officeooo:paragraph-rsid="001871f3"/>
    </style:style>
    <style:style style:name="P35" style:family="paragraph" style:parent-style-name="Text_20_body" style:list-style-name="WWNum1">
      <loext:graphic-properties draw:fill="none"/>
      <style:paragraph-properties fo:margin-left="0cm" fo:margin-right="0cm" fo:margin-top="0cm" fo:margin-bottom="0.247cm" loext:contextual-spacing="false" fo:line-height="120%" fo:text-align="start" style:justify-single-word="false" fo:orphans="2" fo:widows="2" fo:text-indent="-0.6cm" style:auto-text-indent="false" fo:background-color="transparent" style:writing-mode="lr-tb"/>
      <style:text-properties style:font-name="Times" fo:language="en" fo:country="US" fo:font-weight="normal" officeooo:paragraph-rsid="0016c9a9" style:font-weight-asian="normal" style:font-weight-complex="normal"/>
    </style:style>
    <style:style style:name="P36" style:family="paragraph" style:parent-style-name="Text_20_body" style:list-style-name="WWNum1">
      <loext:graphic-properties draw:fill="none"/>
      <style:paragraph-properties fo:margin-left="0cm" fo:margin-right="0cm" fo:margin-top="0cm" fo:margin-bottom="0.247cm" loext:contextual-spacing="false" fo:line-height="120%" fo:text-align="start" style:justify-single-word="false" fo:orphans="2" fo:widows="2" fo:text-indent="-0.6cm" style:auto-text-indent="false" fo:background-color="transparent" style:writing-mode="lr-tb">
        <style:tab-stops/>
      </style:paragraph-properties>
      <style:text-properties officeooo:paragraph-rsid="0016c9a9"/>
    </style:style>
    <style:style style:name="P37" style:family="paragraph" style:parent-style-name="Text_20_body" style:list-style-name="WWNum1" style:master-page-name="">
      <loext:graphic-properties draw:fill="none"/>
      <style:paragraph-properties fo:margin-left="0cm" fo:margin-right="0cm" fo:margin-top="0cm" fo:margin-bottom="0.247cm" loext:contextual-spacing="false" fo:line-height="120%" fo:text-align="start" style:justify-single-word="false" fo:orphans="2" fo:widows="2" fo:text-indent="-0.6cm" style:auto-text-indent="false" style:page-number="auto" fo:background-color="transparent" style:writing-mode="lr-tb">
        <style:tab-stops/>
      </style:paragraph-properties>
      <style:text-properties fo:font-weight="normal" officeooo:paragraph-rsid="0016c9a9" style:font-weight-asian="normal" style:font-weight-complex="normal"/>
    </style:style>
    <style:style style:name="P38" style:family="paragraph" style:parent-style-name="Text_20_body" style:list-style-name="WWNum1" style:master-page-name="">
      <loext:graphic-properties draw:fill="none"/>
      <style:paragraph-properties fo:margin-left="0cm" fo:margin-right="0cm" fo:margin-top="0cm" fo:margin-bottom="0.247cm" loext:contextual-spacing="false" fo:line-height="120%" fo:text-align="start" style:justify-single-word="false" fo:orphans="2" fo:widows="2" fo:text-indent="-0.6cm" style:auto-text-indent="false" style:page-number="auto" fo:background-color="transparent" style:writing-mode="lr-tb">
        <style:tab-stops>
          <style:tab-stop style:position="0.699cm"/>
        </style:tab-stops>
      </style:paragraph-properties>
      <style:text-properties officeooo:paragraph-rsid="0018e57f"/>
    </style:style>
    <style:style style:name="P39" style:family="paragraph" style:parent-style-name="Text_20_body" style:master-page-name="">
      <style:paragraph-properties style:page-number="auto"/>
      <style:text-properties officeooo:paragraph-rsid="0016c9a9"/>
    </style:style>
    <style:style style:name="P40" style:family="paragraph" style:parent-style-name="List_20_Paragraph">
      <style:paragraph-properties fo:margin-top="0cm" fo:margin-bottom="0cm" loext:contextual-spacing="true" fo:text-align="justify" style:justify-single-word="false"/>
    </style:style>
    <style:style style:name="P41" style:family="paragraph" style:parent-style-name="List_20_Paragraph">
      <style:paragraph-properties fo:margin-top="0cm" fo:margin-bottom="0cm" loext:contextual-spacing="true" fo:text-align="justify" style:justify-single-word="false"/>
      <style:text-properties style:font-name="Times" fo:language="en" fo:country="US"/>
    </style:style>
    <style:style style:name="P42" style:family="paragraph" style:parent-style-name="List_20_Paragraph">
      <style:paragraph-properties fo:margin-top="0cm" fo:margin-bottom="0cm" loext:contextual-spacing="true" fo:text-align="justify" style:justify-single-word="false"/>
      <style:text-properties style:font-name="Cantarell" fo:language="en" fo:country="US" fo:font-style="normal" style:font-style-asian="normal" style:font-style-complex="normal"/>
    </style:style>
    <style:style style:name="P43" style:family="paragraph" style:parent-style-name="List_20_Paragraph">
      <style:paragraph-properties fo:margin-top="0cm" fo:margin-bottom="0cm" loext:contextual-spacing="true" fo:text-align="justify" style:justify-single-word="false"/>
      <style:text-properties style:font-name="Cantarell" fo:language="en" fo:country="US" fo:font-style="normal" officeooo:paragraph-rsid="0015c92d" style:font-style-asian="normal" style:font-style-complex="normal"/>
    </style:style>
    <style:style style:name="P44" style:family="paragraph" style:parent-style-name="List_20_Paragraph">
      <style:paragraph-properties fo:margin-top="0cm" fo:margin-bottom="0cm" loext:contextual-spacing="true" fo:text-align="justify" style:justify-single-word="false"/>
      <style:text-properties style:font-name="Cantarell" fo:language="en" fo:country="US" fo:font-style="normal" officeooo:paragraph-rsid="001cb63d" style:font-style-asian="normal" style:font-style-complex="normal"/>
    </style:style>
    <style:style style:name="P45" style:family="paragraph" style:parent-style-name="List_20_Paragraph">
      <style:paragraph-properties fo:margin-top="0cm" fo:margin-bottom="0cm" loext:contextual-spacing="true" fo:text-align="justify" style:justify-single-word="false"/>
      <style:text-properties style:font-name="Cantarell" fo:language="en" fo:country="US"/>
    </style:style>
    <style:style style:name="P46" style:family="paragraph" style:parent-style-name="List_20_Paragraph">
      <style:paragraph-properties fo:margin-top="0cm" fo:margin-bottom="0cm" loext:contextual-spacing="true" fo:text-align="justify" style:justify-single-word="false"/>
      <style:text-properties style:font-name="Cantarell" fo:language="en" fo:country="US" officeooo:paragraph-rsid="001871f3"/>
    </style:style>
    <style:style style:name="P47" style:family="paragraph" style:parent-style-name="List_20_Paragraph">
      <style:paragraph-properties fo:margin-top="0cm" fo:margin-bottom="0cm" loext:contextual-spacing="true" fo:text-align="justify" style:justify-single-word="false"/>
      <style:text-properties style:font-name="Cantarell" fo:language="en" fo:country="US" officeooo:paragraph-rsid="0018e57f"/>
    </style:style>
    <style:style style:name="P48" style:family="paragraph" style:parent-style-name="List_20_Paragraph">
      <style:paragraph-properties fo:margin-top="0cm" fo:margin-bottom="0cm" loext:contextual-spacing="true" fo:text-align="justify" style:justify-single-word="false"/>
      <style:text-properties style:font-name="Cantarell" fo:language="en" fo:country="US" officeooo:rsid="001871f3" officeooo:paragraph-rsid="001871f3"/>
    </style:style>
    <style:style style:name="P49"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style:font-name="Cantarell" fo:language="en" fo:country="US" officeooo:paragraph-rsid="001871f3"/>
    </style:style>
    <style:style style:name="P50" style:family="paragraph" style:parent-style-name="List_20_Paragraph">
      <style:paragraph-properties fo:margin-left="0cm" fo:margin-right="0cm" fo:margin-top="0cm" fo:margin-bottom="0cm" loext:contextual-spacing="true" fo:text-align="justify" style:justify-single-word="false" fo:text-indent="0cm" style:auto-text-indent="false"/>
    </style:style>
    <style:style style:name="P51"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officeooo:paragraph-rsid="0015c92d"/>
    </style:style>
    <style:style style:name="P52"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style:font-name="Times" fo:language="en" fo:country="US"/>
    </style:style>
    <style:style style:name="P53" style:family="paragraph" style:parent-style-name="List_20_Paragraph" style:list-style-name="WWNum1" style:master-page-name="">
      <loext:graphic-properties draw:fill="none"/>
      <style:paragraph-properties fo:margin-left="0cm" fo:margin-right="0cm" fo:margin-top="0cm" fo:margin-bottom="0cm" loext:contextual-spacing="true" fo:text-align="justify" style:justify-single-word="false" fo:orphans="2" fo:widows="2" fo:text-indent="-0.6cm" style:auto-text-indent="false" style:page-number="auto" fo:background-color="transparent" style:writing-mode="lr-tb"/>
      <style:text-properties style:font-name="Times" fo:language="en" fo:country="US" fo:font-style="italic" fo:font-weight="normal" style:font-style-asian="italic" style:font-weight-asian="normal" style:font-style-complex="italic" style:font-weight-complex="normal"/>
    </style:style>
    <style:style style:name="P54" style:family="paragraph" style:parent-style-name="List_20_Paragraph">
      <loext:graphic-properties draw:fill="none"/>
      <style:paragraph-properties fo:margin-left="0cm" fo:margin-right="0cm" fo:margin-top="0cm" fo:margin-bottom="0cm" loext:contextual-spacing="true" fo:text-align="justify" style:justify-single-word="false" fo:orphans="2" fo:widows="2" fo:text-indent="-0.6cm" style:auto-text-indent="false" fo:background-color="transparent" style:writing-mode="lr-tb"/>
      <style:text-properties style:font-name="Times" fo:language="en" fo:country="US" fo:font-style="italic" fo:font-weight="normal" style:font-style-asian="italic" style:font-weight-asian="normal" style:font-style-complex="italic" style:font-weight-complex="normal"/>
    </style:style>
    <style:style style:name="P55" style:family="paragraph" style:parent-style-name="List_20_Paragraph">
      <loext:graphic-properties draw:fill="none"/>
      <style:paragraph-properties fo:margin-left="0cm" fo:margin-right="0cm" fo:margin-top="0cm" fo:margin-bottom="0cm" loext:contextual-spacing="true" fo:text-align="justify" style:justify-single-word="false" fo:orphans="2" fo:widows="2" fo:text-indent="-0.6cm" style:auto-text-indent="false" fo:background-color="transparent" style:writing-mode="lr-tb"/>
      <style:text-properties style:font-name="Times" fo:language="en" fo:country="US"/>
    </style:style>
    <style:style style:name="P56" style:family="paragraph" style:parent-style-name="List_20_Paragraph">
      <style:paragraph-properties fo:margin-left="0.801cm" fo:margin-right="0cm" fo:margin-top="0cm" fo:margin-bottom="0cm" loext:contextual-spacing="true" fo:line-height="100%" fo:text-align="justify" style:justify-single-word="false" fo:text-indent="0cm" style:auto-text-indent="false"/>
      <style:text-properties style:font-name="Cantarell" fo:language="en" fo:country="US"/>
    </style:style>
    <style:style style:name="P57" style:family="paragraph" style:parent-style-name="Heading_20_1" style:list-style-name="WWNum1" style:master-page-name="">
      <loext:graphic-properties draw:fill="none"/>
      <style:paragraph-properties fo:margin-left="0.7cm" fo:margin-right="0cm" fo:margin-top="0.423cm" fo:margin-bottom="0.212cm" loext:contextual-spacing="false" fo:text-align="start" style:justify-single-word="false" fo:orphans="2" fo:widows="2" fo:text-indent="-0.6cm" style:auto-text-indent="false" style:page-number="auto" fo:background-color="transparent" fo:keep-with-next="always" style:writing-mode="lr-tb">
        <style:tab-stops>
          <style:tab-stop style:position="0.699cm"/>
        </style:tab-stops>
      </style:paragraph-properties>
      <style:text-properties style:font-name="Times" fo:language="en" fo:country="US" fo:font-weight="bold" style:font-weight-asian="bold" style:font-weight-complex="bold"/>
    </style:style>
    <style:style style:name="P58" style:family="paragraph" style:parent-style-name="Heading_20_1">
      <loext:graphic-properties draw:fill="none"/>
      <style:paragraph-properties fo:margin-left="0.7cm" fo:margin-right="0cm" fo:margin-top="0.423cm" fo:margin-bottom="0.212cm" loext:contextual-spacing="false" fo:text-align="start" style:justify-single-word="false" fo:orphans="2" fo:widows="2" fo:text-indent="-0.6cm" style:auto-text-indent="false" fo:background-color="transparent" fo:keep-with-next="always" style:writing-mode="lr-tb">
        <style:tab-stops>
          <style:tab-stop style:position="0.699cm"/>
        </style:tab-stops>
      </style:paragraph-properties>
      <style:text-properties style:font-name="Times" fo:language="en" fo:country="US" officeooo:paragraph-rsid="0016c9a9"/>
    </style:style>
    <style:style style:name="P59" style:family="paragraph" style:parent-style-name="Heading_20_1" style:list-style-name="WWNum1" style:master-page-name="">
      <loext:graphic-properties draw:fill="none"/>
      <style:paragraph-properties fo:margin-left="0.101cm" fo:margin-right="0cm" fo:margin-top="0.423cm" fo:margin-bottom="0.212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officeooo:paragraph-rsid="0018e57f"/>
    </style:style>
    <style:style style:name="P60" style:family="paragraph" style:parent-style-name="Heading_20_1" style:list-style-name="WWNum1" style:master-page-name="">
      <loext:graphic-properties draw:fill="none"/>
      <style:paragraph-properties fo:margin-left="0.101cm" fo:margin-right="0cm" fo:margin-top="0.423cm" fo:margin-bottom="0.212cm" loext:contextual-spacing="false" fo:text-align="start" style:justify-single-word="false" fo:orphans="2" fo:widows="2" fo:text-indent="0cm" style:auto-text-indent="false" style:page-number="auto" fo:background-color="transparent" fo:keep-with-next="always" style:writing-mode="lr-tb">
        <style:tab-stops>
          <style:tab-stop style:position="0.199cm"/>
        </style:tab-stops>
      </style:paragraph-properties>
      <style:text-properties style:font-name="Times" fo:language="en" fo:country="US" officeooo:rsid="0018e57f" officeooo:paragraph-rsid="0018e57f"/>
    </style:style>
    <style:style style:name="P61" style:family="paragraph" style:parent-style-name="Title" style:master-page-name="Standard">
      <style:paragraph-properties fo:text-align="center" style:justify-single-word="false" style:page-number="auto"/>
      <style:text-properties style:font-name="Tim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bold" style:font-weight-asian="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16c9a9" style:font-weight-asian="bold" style:font-weight-complex="bold"/>
    </style:style>
    <style:style style:name="T7" style:family="text">
      <style:text-properties fo:font-weight="bold" officeooo:rsid="0018e57f" style:font-weight-asian="bold" style:font-weight-complex="bold"/>
    </style:style>
    <style:style style:name="T8" style:family="text">
      <style:text-properties fo:font-weight="bold" officeooo:rsid="001cb63d" style:font-weight-asian="bold"/>
    </style:style>
    <style:style style:name="T9" style:family="text">
      <style:text-properties fo:font-weight="bold" style:font-name-asian="Calibri1" style:font-weight-asian="bold" style:font-name-complex="Times New Roman1"/>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15c92d" style:font-style-asian="italic" style:font-style-complex="italic"/>
    </style:style>
    <style:style style:name="T13" style:family="text">
      <style:text-properties fo:font-style="italic" officeooo:rsid="0015c92d" style:font-style-asian="italic" style:font-name-complex="TimesNewRoman1" style:font-style-complex="italic"/>
    </style:style>
    <style:style style:name="T14" style:family="text">
      <style:text-properties fo:font-style="italic" officeooo:rsid="0016c9a9" style:font-style-asian="italic" style:font-name-complex="TimesNewRoman1" style:font-style-complex="italic"/>
    </style:style>
    <style:style style:name="T15" style:family="text">
      <style:text-properties fo:font-style="italic" officeooo:rsid="001871f3" style:font-style-asian="italic"/>
    </style:style>
    <style:style style:name="T16" style:family="text">
      <style:text-properties fo:font-style="italic" style:font-name-asian="Calibri1" style:font-style-asian="italic" style:font-name-complex="Times New Roman1" style:font-style-complex="italic" style:font-weight-complex="bold"/>
    </style:style>
    <style:style style:name="T17" style:family="text">
      <style:text-properties fo:font-style="italic" fo:font-weight="normal" officeooo:rsid="0016c9a9" style:font-style-asian="italic" style:font-weight-asian="normal" style:font-name-complex="TimesNewRoman1" style:font-style-complex="italic" style:font-weight-complex="normal"/>
    </style:style>
    <style:style style:name="T18" style:family="text">
      <style:text-properties fo:font-style="italic" fo:font-weight="normal" officeooo:rsid="001871f3" style:font-style-asian="italic" style:font-weight-asian="normal" style:font-name-complex="TimesNewRoman1" style:font-style-complex="italic" style:font-weight-complex="normal"/>
    </style:style>
    <style:style style:name="T19" style:family="text">
      <style:text-properties fo:font-style="italic" fo:font-weight="normal" officeooo:rsid="0018e57f" style:font-style-asian="italic" style:font-weight-asian="normal" style:font-name-complex="TimesNewRoman1" style:font-style-complex="italic" style:font-weight-complex="normal"/>
    </style:style>
    <style:style style:name="T20" style:family="text">
      <style:text-properties fo:font-style="italic" fo:font-weight="normal" officeooo:rsid="001abfac" style:font-style-asian="italic" style:font-weight-asian="normal" style:font-name-complex="TimesNewRoman1" style:font-style-complex="italic"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style:font-name="Calibri" fo:language="en" fo:country="US" fo:font-weight="bold" style:font-name-asian="Calibri1" style:font-weight-asian="bold" style:font-name-complex="Times New Roman1"/>
    </style:style>
    <style:style style:name="T23" style:family="text">
      <style:text-properties style:font-name="Calibri" style:font-name-asian="Calibri1" style:font-name-complex="Times New Roman1"/>
    </style:style>
    <style:style style:name="T24" style:family="text">
      <style:text-properties officeooo:rsid="0014749c"/>
    </style:style>
    <style:style style:name="T25" style:family="text">
      <style:text-properties style:font-weight-complex="bold"/>
    </style:style>
    <style:style style:name="T26" style:family="text">
      <style:text-properties style:font-name-asian="Calibri1" style:font-name-complex="Times New Roman1" style:font-weight-complex="bold"/>
    </style:style>
    <style:style style:name="T27" style:family="text">
      <style:text-properties style:font-name-complex="TimesNewRoman1"/>
    </style:style>
    <style:style style:name="T28" style:family="text">
      <style:text-properties officeooo:rsid="0016c9a9" style:font-name-complex="TimesNewRoman1"/>
    </style:style>
    <style:style style:name="T29" style:family="text">
      <style:text-properties officeooo:rsid="001abfac" style:font-name-complex="TimesNewRoman1"/>
    </style:style>
    <style:style style:name="T30" style:family="text">
      <style:text-properties officeooo:rsid="001c35fb" style:font-name-complex="TimesNewRoman1"/>
    </style:style>
    <style:style style:name="T31" style:family="text">
      <style:text-properties officeooo:rsid="001cb63d" style:font-name-complex="TimesNewRoman1"/>
    </style:style>
    <style:style style:name="T32" style:family="text">
      <style:text-properties style:font-name="Times"/>
    </style:style>
    <style:style style:name="T33" style:family="text">
      <style:text-properties style:font-name="Times" fo:language="en" fo:country="US"/>
    </style:style>
    <style:style style:name="T34" style:family="text">
      <style:text-properties style:font-name="Times" fo:language="en" fo:country="US" fo:font-style="italic" officeooo:rsid="0016c9a9" style:font-style-asian="italic" style:font-name-complex="TimesNewRoman1" style:font-style-complex="italic"/>
    </style:style>
    <style:style style:name="T35" style:family="text">
      <style:text-properties style:font-name="Times" fo:language="en" fo:country="US" officeooo:rsid="0016c9a9"/>
    </style:style>
    <style:style style:name="T36" style:family="text">
      <style:text-properties style:font-name="Times" fo:language="en" fo:country="US" fo:font-weight="bold" style:font-weight-asian="bold" style:font-weight-complex="bold"/>
    </style:style>
    <style:style style:name="T37" style:family="text">
      <style:text-properties style:font-name="Times" fo:language="en" fo:country="US" fo:font-weight="bold" officeooo:rsid="0016c9a9" style:font-weight-asian="bold" style:font-weight-complex="bold"/>
    </style:style>
    <style:style style:name="T38" style:family="text">
      <style:text-properties style:font-name="Times" fo:language="en" fo:country="US" fo:font-weight="bold" officeooo:rsid="0018e57f" style:font-weight-asian="bold" style:font-weight-complex="bold"/>
    </style:style>
    <style:style style:name="T39" style:family="text">
      <style:text-properties style:font-name="Times" fo:language="en" fo:country="US" fo:font-style="normal" fo:font-weight="normal" officeooo:rsid="0018e57f" style:font-style-asian="normal" style:font-weight-asian="normal" style:font-name-complex="TimesNewRoman1" style:font-style-complex="normal" style:font-weight-complex="normal"/>
    </style:style>
    <style:style style:name="T40" style:family="text">
      <style:text-properties style:font-name="Times" officeooo:rsid="001871f3"/>
    </style:style>
    <style:style style:name="T41" style:family="text">
      <style:text-properties style:font-name="Times" officeooo:rsid="001cb63d"/>
    </style:style>
    <style:style style:name="T42" style:family="text">
      <style:text-properties style:font-name="Courier"/>
    </style:style>
    <style:style style:name="T43" style:family="text">
      <style:text-properties style:font-name="Courier" style:font-name-complex="TimesNewRoman1"/>
    </style:style>
    <style:style style:name="T44" style:family="text">
      <style:text-properties style:font-name="Courier" officeooo:rsid="0016c9a9" style:font-name-complex="TimesNewRoman1"/>
    </style:style>
    <style:style style:name="T45" style:family="text">
      <style:text-properties officeooo:rsid="0015c92d"/>
    </style:style>
    <style:style style:name="T46" style:family="text">
      <style:text-properties fo:font-style="normal" officeooo:rsid="0018e57f" style:font-style-asian="normal" style:font-style-complex="normal"/>
    </style:style>
    <style:style style:name="T47" style:family="text">
      <style:text-properties fo:font-style="normal" officeooo:rsid="001abfac" style:font-style-asian="normal" style:font-style-complex="normal"/>
    </style:style>
    <style:style style:name="T48" style:family="text">
      <style:text-properties fo:font-style="normal" officeooo:rsid="001cb63d" style:font-style-asian="normal" style:font-style-complex="normal"/>
    </style:style>
    <style:style style:name="T49" style:family="text">
      <style:text-properties fo:font-style="normal" fo:font-weight="normal" officeooo:rsid="0018e57f" style:font-style-asian="normal" style:font-weight-asian="normal" style:font-name-complex="TimesNewRoman1" style:font-style-complex="normal" style:font-weight-complex="normal"/>
    </style:style>
    <style:style style:name="T50" style:family="text">
      <style:text-properties fo:font-style="normal" fo:font-weight="normal" officeooo:rsid="001cb63d" style:font-style-asian="normal" style:font-weight-asian="normal" style:font-style-complex="normal" style:font-weight-complex="normal"/>
    </style:style>
    <style:style style:name="T51" style:family="text">
      <style:text-properties fo:font-style="normal" fo:font-weight="normal" officeooo:rsid="0018e57f" style:font-name-asian="Calibri1" style:font-style-asian="normal" style:font-weight-asian="normal" style:font-name-complex="TimesNewRoman1" style:font-style-complex="normal" style:font-weight-complex="normal"/>
    </style:style>
    <style:style style:name="T52" style:family="text">
      <style:text-properties style:font-name="Cantarell"/>
    </style:style>
    <style:style style:name="T53" style:family="text">
      <style:text-properties style:font-name="Cantarell" fo:language="en" fo:country="US"/>
    </style:style>
    <style:style style:name="T54" style:family="text">
      <style:text-properties style:font-name="Cantarell" fo:language="en" fo:country="US" fo:font-style="normal" officeooo:rsid="0015c92d" style:font-style-asian="normal" style:font-style-complex="normal"/>
    </style:style>
    <style:style style:name="T55" style:family="text">
      <style:text-properties style:font-name="Cantarell" fo:language="en" fo:country="US" officeooo:rsid="0016c9a9"/>
    </style:style>
    <style:style style:name="T56" style:family="text">
      <style:text-properties style:font-name="Cantarell" fo:language="en" fo:country="US" officeooo:rsid="001871f3"/>
    </style:style>
    <style:style style:name="T57" style:family="text">
      <style:text-properties style:font-name="Cantarell" fo:font-style="normal" style:font-style-asian="normal" style:font-style-complex="normal"/>
    </style:style>
    <style:style style:name="T58" style:family="text">
      <style:text-properties style:font-name="Cantarell" fo:font-style="italic" style:font-style-asian="italic" style:font-style-complex="normal"/>
    </style:style>
    <style:style style:name="T59" style:family="text">
      <style:text-properties style:font-name="Cantarell" fo:font-weight="normal" style:font-weight-asian="normal" style:font-name-complex="TimesNewRoman1" style:font-weight-complex="normal"/>
    </style:style>
    <style:style style:name="T60" style:family="text">
      <style:text-properties style:font-name="Cantarell" fo:font-size="11pt" fo:font-weight="normal" style:font-size-asian="11pt" style:font-weight-asian="normal" style:font-name-complex="TimesNewRoman1" style:font-size-complex="11pt" style:font-weight-complex="normal"/>
    </style:style>
    <style:style style:name="T61" style:family="text">
      <style:text-properties style:font-name="Cantarell" fo:font-size="11pt" fo:font-weight="normal" officeooo:rsid="001c35fb" style:font-size-asian="11pt" style:font-weight-asian="normal" style:font-name-complex="TimesNewRoman1" style:font-size-complex="11pt" style:font-weight-complex="normal"/>
    </style:style>
    <style:style style:name="T62" style:family="text">
      <style:text-properties style:font-name="Cantarell" officeooo:rsid="0018e57f"/>
    </style:style>
    <style:style style:name="T63" style:family="text">
      <style:text-properties officeooo:rsid="0016c9a9"/>
    </style:style>
    <style:style style:name="T64" style:family="text">
      <style:text-properties officeooo:rsid="001871f3"/>
    </style:style>
    <style:style style:name="T65" style:family="text">
      <style:text-properties officeooo:rsid="0018e57f"/>
    </style:style>
    <style:style style:name="T66" style:family="text">
      <style:text-properties fo:font-weight="normal" style:font-weight-asian="normal" style:font-name-complex="TimesNewRoman1" style:font-weight-complex="normal"/>
    </style:style>
    <style:style style:name="T67" style:family="text">
      <style:text-properties fo:font-weight="normal" officeooo:rsid="001abfac" style:font-weight-asian="normal" style:font-weight-complex="normal"/>
    </style:style>
    <style:style style:name="T68" style:family="text">
      <style:text-properties fo:font-weight="normal" officeooo:rsid="001c35fb" style:font-weight-asian="normal" style:font-weight-complex="normal"/>
    </style:style>
    <style:style style:name="T69" style:family="text">
      <style:text-properties officeooo:rsid="001abfac"/>
    </style:style>
    <style:style style:name="T70" style:family="text">
      <style:text-properties officeooo:rsid="001c35fb"/>
    </style:style>
    <style:style style:name="T71" style:family="text">
      <style:text-properties officeooo:rsid="001cb6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Enriched <text:span text:style-name="T70">O</text:span>rthographic <text:span text:style-name="T70">T</text:span>ranscription: <text:span text:style-name="T24">SPPAS convention.</text:span></text:p>
      <text:p text:style-name="P10">Brigitte Bigi – <text:span text:style-name="T70">January 2017</text:span></text:p>
      <text:p text:style-name="P3"/>
      <text:p text:style-name="P5"><text:span text:style-name="T24">Before any kind of transcription, an automatic silence/speech detection must be performed: the units <text:s/>obtained this way are called IPUs (for Inter Pausal Units). Then, the orthographic transcription is performed on the basis of such IPUs. Notice that IPU boundaries must be manually verified.</text:span></text:p>
      <text:p text:style-name="P5"><text:span text:style-name="T24">I</text:span>n order to transcribe <text:span text:style-name="T24">speech data, a convention must be defined. </text:span>Th<text:span text:style-name="T24">is</text:span> convention ha<text:span text:style-name="T24">s</text:span> to take into account some methodological choice: <text:span text:style-name="T24">u</text:span>sing an automatic <text:span text:style-name="T24">grapheme-to-phoneme system</text:span> gives some constraints for the transcription. <text:span text:style-name="T70">This document summarizes the convention supported by SPPAS.</text:span></text:p>
      <text:p text:style-name="P5"/>
      <text:list xml:id="list1102175583354109260" text:style-name="WWNum1">
        <text:list-item>
          <text:p text:style-name="P57">Typographic rules</text:p>
          <text:list>
            <text:list-header>
              <text:p text:style-name="P25"><text:span text:style-name="T24">1.1</text:span> Abbreviations</text:p>
            </text:list-header>
          </text:list>
        </text:list-item>
      </text:list>
      <text:p text:style-name="P5"><text:span text:style-name="T24">The convention</text:span> doesn’t <text:span text:style-name="T45">allows</text:span> any abbreviation, except if the developed form isn’t normally used in written texts. </text:p>
      <text:p text:style-name="P4"><text:span text:style-name="T4"><text:tab/>Examples</text:span>: <text:tab/></text:p>
      <text:p text:style-name="P42"><text:tab/>madame Veil, </text:p>
      <text:p text:style-name="P42"><text:tab/>avant Jésus-Christ, </text:p>
      <text:p text:style-name="P42"><text:tab/>kilomètres à l’heure, </text:p>
      <text:p text:style-name="P42"><text:tab/>degrés Celsiu<text:span text:style-name="T45">s</text:span></text:p>
      <text:p text:style-name="P4"><text:span text:style-name="T4"><text:tab/>But</text:span>:<text:tab/></text:p>
      <text:p text:style-name="P51"><text:span text:style-name="T54"><text:tab/><text:tab/>etc</text:span></text:p>
      <text:p text:style-name="P11">A specific dictionary is available in folder <text:span text:style-name="T42">resources/vocab/lang.repl</text:span>. In order to be used <text:span text:style-name="T71">in the orthographic transcription</text:span>, the <text:span text:style-name="T71">new</text:span> abbreviations <text:span text:style-name="T71">must</text:span> be appended in this file. </text:p>
      <text:p text:style-name="P4"/>
      <text:list xml:id="list103945146630053" text:continue-numbering="true" text:style-name="WWNum1">
        <text:list-item>
          <text:list>
            <text:list-header>
              <text:p text:style-name="P31"><text:span text:style-name="T24">1.2</text:span><text:span text:style-name="T11"> </text:span><text:span text:style-name="T71">Numbers</text:span></text:p>
            </text:list-header>
          </text:list>
        </text:list-item>
      </text:list>
      <text:p text:style-name="P4">Numbers have to be written in letters <text:span text:style-name="T45">only if they are not pronounced as expected</text:span>. </text:p>
      <text:p text:style-name="P4"><text:span text:style-name="T4"><text:tab/>Examples: </text:span></text:p>
      <text:p text:style-name="P44"><text:tab/>il est né en <text:span text:style-name="T45">2006</text:span></text:p>
      <text:p text:style-name="P44"><text:tab/>il est <text:span text:style-name="T45">3</text:span> heures</text:p>
      <text:p text:style-name="P4"/>
      <text:list xml:id="list103945302987466" text:continue-numbering="true" text:style-name="WWNum1">
        <text:list-item>
          <text:list>
            <text:list-header>
              <text:p text:style-name="P53"><text:span text:style-name="T45">1.3 Punctuation</text:span></text:p>
            </text:list-header>
          </text:list>
        </text:list-item>
      </text:list>
      <text:p text:style-name="P54"/>
      <text:p text:style-name="P55"><text:span text:style-name="T21"><text:tab/></text:span><text:span text:style-name="T50">SPPAS accepts the standard punctuation.</text:span></text:p>
      <text:p text:style-name="P4"><text:span text:style-name="T4"><text:tab/>Example</text:span>: </text:p>
      <text:p text:style-name="P42"><text:tab/><text:span text:style-name="T71">tu as relu :</text:span> “le grand meaulnes” ?</text:p>
      <text:p text:style-name="P43"><text:tab/>j’ai relu “<text:span text:style-name="T45">L</text:span>e grand <text:span text:style-name="T45">M</text:span>eaulnes”</text:p>
      <text:p text:style-name="P43"><text:tab/>j’ai relu... <text:span text:style-name="T45">L</text:span>e grand <text:span text:style-name="T45">M</text:span>eaulnes !</text:p>
      <text:p text:style-name="P43"><text:tab/>j’ai relu <text:span text:style-name="T45">l</text:span>e grand <text:span text:style-name="T45">m</text:span>eaulnes</text:p>
      <text:list xml:id="list103945637793269" text:continue-numbering="true" text:style-name="WWNum1">
        <text:list-item>
          <text:list>
            <text:list-header>
              <text:p text:style-name="P22"/>
              <text:p text:style-name="P30"><text:span text:style-name="T12">1.4 </text:span><text:span text:style-name="T11">Acronyms, patronyms, toponyms</text:span></text:p>
            </text:list-header>
          </text:list>
        </text:list-item>
      </text:list>
      <text:p text:style-name="P6"><text:soft-page-break/><text:span text:style-name="T45">The character '$' can be used to surround specific words like proper names. The convention also allows to</text:span> use a TPS code, <text:span text:style-name="T45">to append after a comma and before a slash</text:span>: </text:p>
      <text:p text:style-name="P15">- T for toponym;</text:p>
      <text:p text:style-name="P15">- P for patronym;</text:p>
      <text:p text:style-name="P15">- S for acronym.</text:p>
      <text:p text:style-name="P6">The form is <text:span text:style-name="T45">then</text:span>: $<text:span text:style-name="T45">Word</text:span>, PTS/$. </text:p>
      <text:p text:style-name="P4"><text:span text:style-name="T4"><text:tab/>Examples</text:span>: </text:p>
      <text:p text:style-name="P42"><text:tab/>$Aix, T/$</text:p>
      <text:p text:style-name="P42"><text:span text:style-name="T10"><text:tab/></text:span><text:span text:style-name="T45">$François$</text:span></text:p>
      <text:p text:style-name="P42"><text:tab/>$Senderens, P/$</text:p>
      <text:list xml:id="list103945623437235" text:continue-numbering="true" text:style-name="WWNum1">
        <text:list-item>
          <text:list>
            <text:list-header>
              <text:p text:style-name="P22"/>
              <text:p text:style-name="P32"><text:span text:style-name="T45">1.5 </text:span>Spelled letters</text:p>
            </text:list-header>
          </text:list>
        </text:list-item>
      </text:list>
      <text:p text:style-name="P4">Spelled words are transcribed as <text:span text:style-name="T63">a </text:span>particular pronunciation <text:span text:style-name="T71">(see section 2.2)</text:span>.</text:p>
      <text:p text:style-name="P4"><text:span text:style-name="T4"><text:tab/>Example:</text:span></text:p>
      <text:p text:style-name="P40"><text:span text:style-name="T33"><text:tab/></text:span><text:span text:style-name="T53">[ABC, ab</text:span><text:span text:style-name="T55">écé</text:span><text:span text:style-name="T53">]</text:span></text:p>
      <text:p text:style-name="P50"><text:span text:style-name="T53"/></text:p>
      <text:list xml:id="list103944813633718" text:continue-numbering="true" text:style-name="WWNum1">
        <text:list-item>
          <text:list>
            <text:list-header>
              <text:p text:style-name="P33"><text:span text:style-name="T12">1.5 Onomatopoeia</text:span></text:p>
            </text:list-header>
          </text:list>
        </text:list-item>
      </text:list>
      <text:p text:style-name="P12"><text:span text:style-name="T27">They are included in the pronunciation dictionary. Take a look at it in </text:span><text:span text:style-name="T43">resources/dict/lang.dict</text:span><text:span text:style-name="T27">. </text:span></text:p>
      <text:p text:style-name="P4"><text:span text:style-name="T28">For example, in French, t</text:span><text:span text:style-name="T27">he typical back-channel onomatopoeia [m] produced by the hearer is noted as “mh” when it has one syllabus, and “mh m</text:span><text:span text:style-name="T28">h</text:span><text:span text:style-name="T27">” when it has two syllabus. Mutatis mutandis, for each language, depending on the corpus.</text:span></text:p>
      <text:list xml:id="list103944412492407" text:continue-numbering="true" text:style-name="WWNum1">
        <text:list-item>
          <text:list>
            <text:list-header>
              <text:p text:style-name="P23"/>
              <text:p text:style-name="P35"><text:span text:style-name="T13">1.</text:span><text:span text:style-name="T14">6</text:span><text:span text:style-name="T13"> </text:span><text:span text:style-name="T14">Foreign words, regional words, etc.</text:span></text:p>
            </text:list-header>
          </text:list>
        </text:list-item>
      </text:list>
      <text:p text:style-name="P4"><text:span text:style-name="T27">In that case, particular pronunciation </text:span><text:span text:style-name="T28">convention must be used.</text:span></text:p>
      <text:list xml:id="list103945407014615" text:continue-numbering="true" text:style-name="WWNum1">
        <text:list-item>
          <text:list>
            <text:list-header>
              <text:p text:style-name="P23"/>
              <text:p text:style-name="P35"><text:span text:style-name="T13">1</text:span><text:span text:style-name="T14">.7 Morphologic variants</text:span></text:p>
            </text:list-header>
          </text:list>
        </text:list-item>
      </text:list>
      <text:p text:style-name="P4">Graphic variants <text:span text:style-name="T63">can be</text:span> noted between <text:span text:style-name="T63">&lt;&gt;</text:span>, separated by commas.</text:p>
      <text:p text:style-name="P4"><text:span text:style-name="T4"><text:tab/>Example:</text:span></text:p>
      <text:p text:style-name="P40"><text:span text:style-name="T35"><text:tab/></text:span><text:span text:style-name="T55">&lt;</text:span><text:span text:style-name="T53">il chante, ils chantent</text:span><text:span text:style-name="T55">&gt;</text:span></text:p>
      <text:p text:style-name="P4"/>
      <text:p text:style-name="P58"><text:span text:style-name="T7">2. </text:span><text:span text:style-name="T6">Pronunciation notations</text:span></text:p>
      <text:p text:style-name="P9"><text:span text:style-name="T63">SPPAS</text:span> only <text:span text:style-name="T63">requires to mention</text:span> <text:span text:style-name="T63">unusual</text:span> pronunciations. <text:span text:style-name="T63">Standard pronunciations are all included in the pronunciation dictionary. This latter can be easily edited and modified if needed: <text:s/></text:span><text:span text:style-name="T44">resources/dict/lang.dict. </text:span><text:span text:style-name="T31">For asian languages, the pinyin is accepted and can be mixed to character-based orthography. So, most of the time, this convention can be applied.</text:span></text:p>
      <text:p text:style-name="P39"/>
      <text:list xml:id="list103944714131420" text:continue-numbering="true" text:style-name="WWNum1">
        <text:list-item>
          <text:list>
            <text:list-header>
              <text:p text:style-name="P37"><text:span text:style-name="T34">2.1 Elisions</text:span></text:p>
              <text:p text:style-name="P36"><text:soft-page-break/><text:span text:style-name="T33">When some phonemes are not pronounced by the speaker, </text:span><text:span text:style-name="T35">surround </text:span><text:span text:style-name="T33">the corresponding letters between </text:span><text:span text:style-name="T35">parenthesis</text:span><text:span text:style-name="T33">.</text:span></text:p>
            </text:list-header>
          </text:list>
        </text:list-item>
      </text:list>
      <text:p text:style-name="P26"><text:span text:style-name="T36"><text:tab/></text:span><text:span text:style-name="T37">Examples:</text:span></text:p>
      <text:p text:style-name="P56"><text:tab/><text:tab/><text:span text:style-name="T63">Accepted: </text:span>i<text:span text:style-name="T63">(</text:span>ls<text:span text:style-name="T63">)</text:span> sont v<text:span text:style-name="T63">(</text:span>e<text:span text:style-name="T63">)</text:span>nus <text:s/>/ <text:span text:style-name="T63">Recommended: ils sont venus</text:span></text:p>
      <text:p text:style-name="P56"><text:tab/><text:tab/><text:span text:style-name="T63">Accepted: i(l) y a / Recommended: il y a</text:span></text:p>
      <text:p text:style-name="P56"><text:tab/><text:tab/><text:span text:style-name="T63">Required: les arb(r)es</text:span></text:p>
      <text:p text:style-name="P12">Notice that i<text:span text:style-name="T64">f</text:span> a word is fully missing, it can't be surrounded by parenthesis:</text:p>
      <text:p text:style-name="P12"><text:tab/><text:span text:style-name="T5">Examples:</text:span></text:p>
      <text:p text:style-name="P12"><text:tab/><text:tab/><text:span text:style-name="T52">Forbidden: i(l) (y) a / Recommended: il y a</text:span></text:p>
      <text:p text:style-name="P14"><text:tab/><text:tab/>Forbidden: je (ne) sais pas / Recommended: je sais pas</text:p>
      <text:p text:style-name="P1"><text:span text:style-name="T55"><text:tab/><text:tab/>Forbidden: je (ne) sais pas / Recommended: je {ne} sais pas</text:span></text:p>
      <text:p text:style-name="P1"><text:span text:style-name="T55"/></text:p>
      <text:list xml:id="list103943845544961" text:continue-numbering="true" text:style-name="WWNum1">
        <text:list-item>
          <text:list>
            <text:list-header>
              <text:p text:style-name="P34"><text:span text:style-name="T17">2.</text:span><text:span text:style-name="T18">2</text:span><text:span text:style-name="T17"> </text:span><text:span text:style-name="T18">Specific pronunciations</text:span></text:p>
            </text:list-header>
          </text:list>
        </text:list-item>
      </text:list>
      <text:p text:style-name="P4">When <text:span text:style-name="T64">a </text:span>pronunciation cannot be <text:span text:style-name="T64">expected at all from the standard orthography, the convention is as</text:span>: <text:span text:style-name="T10">[</text:span><text:span text:style-name="T15">standard</text:span><text:span text:style-name="T10">, </text:span><text:span text:style-name="T15">faked</text:span><text:span text:style-name="T10">].</text:span></text:p>
      <text:p text:style-name="P4"><text:span text:style-name="T4"><text:tab/>Example</text:span><text:span text:style-name="T8">s</text:span><text:span text:style-name="T4">:</text:span></text:p>
      <text:p text:style-name="P46"><text:tab/><text:span text:style-name="T64">[je suis, chu]</text:span></text:p>
      <text:p text:style-name="P46"><text:tab/><text:span text:style-name="T64">[CB, cébé]</text:span></text:p>
      <text:p text:style-name="P48"><text:tab/>[copine, conpine]</text:p>
      <text:p text:style-name="P49"><text:span text:style-name="T40">Depending on the language, the pronunciation dictionary contains or not the most frequent reductions. In French, for example, it is not necessary to transcribe: </text:span>[je sais, <text:span text:style-name="T64">ché</text:span>], <text:span text:style-name="T64">[parce que, psk]</text:span><text:span text:style-name="T32"> </text:span><text:span text:style-name="T40">because the dictionary already contains such pronunciations. It is then recommended to append a frequent </text:span><text:span text:style-name="T41">specific </text:span><text:span text:style-name="T40">pronunciation in the pronunciation dictionary instead of repeating it in the orthographic transcription of the corpus.</text:span></text:p>
      <text:p text:style-name="P2"><text:span text:style-name="T55"/></text:p>
      <text:list xml:id="list103945340776099" text:continue-numbering="true" text:style-name="WWNum1">
        <text:list-item>
          <text:list>
            <text:list-header>
              <text:p text:style-name="P34"><text:span text:style-name="T17">2.</text:span><text:span text:style-name="T18">3</text:span><text:span text:style-name="T17"> </text:span><text:span text:style-name="T18">Word truncations</text:span></text:p>
            </text:list-header>
          </text:list>
        </text:list-item>
      </text:list>
      <text:p text:style-name="P4">They are noted by a final dash just after the final sound of the truncated word, and followed by a <text:span text:style-name="T64">whitespace</text:span>.</text:p>
      <text:p text:style-name="P4"><text:span text:style-name="T4"><text:tab/>Example:</text:span></text:p>
      <text:p text:style-name="P40"><text:span text:style-name="T33"><text:tab/></text:span><text:span text:style-name="T53">le pe- le petit</text:span></text:p>
      <text:p text:style-name="P40"><text:span text:style-name="T53"><text:tab/></text:span><text:span text:style-name="T56">en pr- au collège</text:span></text:p>
      <text:p text:style-name="P13"/>
      <text:list xml:id="list103944171417676" text:continue-numbering="true" text:style-name="WWNum1">
        <text:list-item>
          <text:list>
            <text:list-header>
              <text:p text:style-name="P34"><text:span text:style-name="T17">2.</text:span><text:span text:style-name="T18">4</text:span><text:span text:style-name="T17"> </text:span><text:span text:style-name="T18">Liaisons</text:span></text:p>
            </text:list-header>
          </text:list>
        </text:list-item>
      </text:list>
      <text:p text:style-name="P4"><text:span text:style-name="T64">Depending on the language, the pronunciation dictionary already includes or not the regular liaisons</text:span>. <text:span text:style-name="T64">Take a look at it to know about that. For French, all standard liaisons are already included, so they don't need to be mentioned in the orthographic transcription. However, unusual ones have to. The convention is to surround the missing letter by '=' symbol, without whitespace. </text:span></text:p>
      <text:p text:style-name="P4"><text:span text:style-name="T4"><text:tab/>Examples:</text:span></text:p>
      <text:p text:style-name="P42"><text:tab/>trois amis <text:span text:style-name="T65">(</text:span>usual liaison <text:span text:style-name="T65">not mentionned)</text:span></text:p>
      <text:p text:style-name="P42"><text:tab/>quatre =z= amis <text:span text:style-name="T65">(</text:span>unusual liaison<text:span text:style-name="T65">)</text:span></text:p>
      <text:p text:style-name="P7"><text:span text:style-name="T65">If (for any reason) it is useful, missing standard liaisons can be mentioned using the # symbol surrounded by whitespace: </text:span><text:span text:style-name="T62">trois # amis</text:span></text:p>
      <text:list xml:id="list103944380722860" text:continue-numbering="true" text:style-name="WWNum1">
        <text:list-header>
          <text:p text:style-name="P59"><text:soft-page-break/><text:span text:style-name="T38">3. </text:span><text:span text:style-name="T37">O</text:span><text:span text:style-name="T38">ther phenomena</text:span></text:p>
          <text:list text:continue-numbering="true">
            <text:list-header>
              <text:p text:style-name="P24"><text:span text:style-name="T19">3</text:span><text:span text:style-name="T17">.</text:span><text:span text:style-name="T19">1</text:span><text:span text:style-name="T17"> </text:span><text:span text:style-name="T19">Reported speech</text:span></text:p>
            </text:list-header>
          </text:list>
        </text:list-header>
      </text:list>
      <text:p text:style-name="P7">Direct reported speech sequences <text:span text:style-name="T65">can be annotated</text:span> between symbols <text:span text:style-name="T65">'</text:span>§<text:span text:style-name="T65">'</text:span><text:span text:style-name="T49"> surrounded by whitespace</text:span>.</text:p>
      <text:p text:style-name="P4"><text:span text:style-name="T9"><text:tab/>Example:</text:span></text:p>
      <text:p text:style-name="P45"><text:span text:style-name="T25"><text:tab/>j</text:span><text:span text:style-name="T26">e lui ai dit § </text:span><text:span text:style-name="T16">je vois de quoi tu te plains §</text:span><text:span text:style-name="T26"> ça lui a pas plu</text:span></text:p>
      <text:p text:style-name="P4"/>
      <text:list xml:id="list103945440500562" text:continue-numbering="true" text:style-name="WWNum1">
        <text:list-item>
          <text:list>
            <text:list-header>
              <text:p text:style-name="P24"><text:span text:style-name="T19">3</text:span><text:span text:style-name="T17">.</text:span><text:span text:style-name="T19">2</text:span><text:span text:style-name="T17"> </text:span><text:span text:style-name="T19">Prosody break</text:span></text:p>
              <text:p text:style-name="P38"><text:span text:style-name="T39">An unusual break in the prosody can be mentioned using '~' symbol surrounded by whitespace.</text:span></text:p>
            </text:list-header>
          </text:list>
        </text:list-item>
      </text:list>
      <text:p text:style-name="P7"><text:span text:style-name="T9"><text:tab/>Example:</text:span></text:p>
      <text:p text:style-name="P47"><text:span text:style-name="T25"><text:tab/></text:span><text:span text:style-name="T51">rien de (en)fin ~ ridicule quoi</text:span></text:p>
      <text:p text:style-name="P7"/>
      <text:p text:style-name="P27"><text:span text:style-name="T19">3</text:span><text:span text:style-name="T17">.</text:span><text:span text:style-name="T20">3</text:span><text:span text:style-name="T17"> </text:span><text:span text:style-name="T19">Laughter</text:span></text:p>
      <text:p text:style-name="P8">Laugher <text:span text:style-name="T65">item</text:span>s <text:span text:style-name="T69">must be</text:span> <text:span text:style-name="T69">an</text:span>not<text:span text:style-name="T69">at</text:span>ed with @ <text:span text:style-name="T69">symbol</text:span><text:span text:style-name="T46"> </text:span><text:span text:style-name="T49">surrounded by whitespace</text:span>. <text:span text:style-name="T46"><text:s/></text:span><text:span text:style-name="T47">Take a look at the SPPAS documentation to be sure SPPAS is supporting this convention for a given language.</text:span></text:p>
      <text:p text:style-name="P8">When the speaker laughs <text:span text:style-name="T65">while speaking</text:span>, <text:span text:style-name="T65">the convention allows to</text:span> <text:span text:style-name="T65">surround</text:span> <text:span text:style-name="T65">the word sequence </text:span>between @@.</text:p>
      <text:p text:style-name="P4"><text:tab/><text:span text:style-name="T5">Examples:</text:span></text:p>
      <text:p text:style-name="P42"><text:tab/>C’est pas possible @</text:p>
      <text:p text:style-name="P42"><text:tab/>C’est pas @@ possible @@</text:p>
      <text:p text:style-name="P8"/>
      <text:p text:style-name="P28"><text:span text:style-name="T19">3</text:span><text:span text:style-name="T17">.</text:span><text:span text:style-name="T20">4</text:span><text:span text:style-name="T17"> </text:span><text:span text:style-name="T20">Pauses</text:span></text:p>
      <text:p text:style-name="P8">Long pauses (<text:span text:style-name="T69">i.e. silences</text:span>) are automatically detected <text:span text:style-name="T69">at a first stage, before transcribing</text:span>. <text:span text:style-name="T69">However, it <text:s/>is frequent that some shortest pauses occurs during speech. Such s</text:span>hort perceptible pauses <text:span text:style-name="T69">must be</text:span> <text:span text:style-name="T70">an</text:span>notated with +<text:span text:style-name="T69"> symbol </text:span><text:span text:style-name="T49">surrounded by whitespace</text:span>.</text:p>
      <text:p text:style-name="P4"><text:span text:style-name="T4"><text:tab/>Example:</text:span></text:p>
      <text:p text:style-name="P41"><text:span text:style-name="T10"><text:tab/></text:span><text:span text:style-name="T57">je vois + tu es contente</text:span></text:p>
      <text:p text:style-name="P52"><text:span text:style-name="T58"/></text:p>
      <text:p text:style-name="P29"><text:span text:style-name="T19">3</text:span><text:span text:style-name="T17">.</text:span><text:span text:style-name="T20">5</text:span><text:span text:style-name="T17"> </text:span><text:span text:style-name="T20">Noises and i</text:span><text:span text:style-name="T19">ncomprehensible sequence</text:span><text:span text:style-name="T20">s</text:span></text:p>
      <text:list xml:id="list103944036167094" text:continue-numbering="true" text:style-name="WWNum1">
        <text:list-header>
          <text:p text:style-name="P16">Long and short incomprehensible sequences <text:span text:style-name="T69">and/or noises must be</text:span> annotated by a star * <text:span text:style-name="T66">surrounded by whitespace</text:span>. <text:span text:style-name="T69">Breathing, cough, sneeze, etc are all mentioned with this same symbol. Take a look at the SPPAS documentation to be sure SPPAS is supporting this convention for a given language.</text:span></text:p>
          <text:p text:style-name="P17"/>
          <text:p text:style-name="P60"><text:span text:style-name="T5">4. Comments</text:span></text:p>
          <text:p text:style-name="P18"><text:span text:style-name="T67">Any comment of the transcriber can be added to the orthographic transcription by using braces. </text:span><text:span text:style-name="T68">The only restriction is that the comment can't contain commas.</text:span></text:p>
        </text:list-header>
      </text:list>
      <text:p text:style-name="P20"><text:span text:style-name="T29"><text:tab/><text:tab/>Example</text:span><text:span text:style-name="T30">s</text:span><text:span text:style-name="T29">:</text:span></text:p>
      <text:p text:style-name="P21"><text:span text:style-name="T27"><text:tab/><text:tab/><text:tab/></text:span><text:span text:style-name="T59">ipu_172 {voix souriante} pas du tout</text:span></text:p>
      <text:p text:style-name="P21"><text:span text:style-name="T59"><text:tab/><text:tab/><text:tab/>ipu_13 {tousse} *</text:span></text:p>
      <text:p text:style-name="P19"><text:span text:style-name="T60"><text:tab/><text:tab/><text:tab/></text:span><text:span text:style-name="T61">ipu_203 * {inaudible} elle ét- c'était + ridicu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Times" svg:font-family="TTimes"/>
    <style:font-face style:name="Times" svg:font-family="Times" style:font-family-generic="roman"/>
    <style:font-face style:name="FreeSans1" svg:font-family="FreeSans" style:font-family-generic="swiss"/>
    <style:font-face style:name="Courier" svg:font-family="Courier" style:font-family-generic="modern" style:font-pitch="fixed"/>
    <style:font-face style:name="Cantarell" svg:font-family="Cantarel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1" svg:font-family="TimesNew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Heading" style:class="chapter"/>
    <style:style style:name="Heading_20_1" style:display-name="Heading 1" style:family="paragraph" style:parent-style-name="Heading" style:class="text"/>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2pt" style:font-name-complex="Symbol" style:font-family-complex="Symbol"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27cm"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27cm"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cm"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1.27cm"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27cm"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27cm"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27cm"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27cm"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27cm"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cm"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1.27cm"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27cm"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27cm"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27cm"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27cm"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27cm"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cm"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1.27cm"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27cm"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27cm"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27cm"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lde Guardiola</meta:initial-creator>
    <dc:creator>bigi </dc:creator>
    <meta:editing-cycles>4</meta:editing-cycles>
    <meta:creation-date>2013-12-12T15:46:00</meta:creation-date>
    <dc:date>2017-01-23T10:39:43.530310533</dc:date>
    <meta:editing-duration>PT19M35S</meta:editing-duration>
    <meta:generator>LibreOffice/5.0.3.2$Linux_X86_64 LibreOffice_project/00m0$Build-2</meta:generator>
    <meta:document-statistic meta:table-count="0" meta:image-count="0" meta:object-count="0" meta:page-count="4" meta:paragraph-count="108" meta:word-count="999" meta:character-count="6360" meta:non-whitespace-character-count="537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